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1.2665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736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JI Numerator</text:p>
          </table:table-cell>
          <table:table-cell office:value-type="string">
            <text:p>JI Denominator</text:p>
          </table:table-cell>
          <table:table-cell office:value-type="string">
            <text:p>12ET Half-Steps </text:p>
          </table:table-cell>
          <table:table-cell office:value-type="string">
            <text:p>~b(*x*,y)</text:p>
          </table:table-cell>
          <table:table-cell office:value-type="string">
            <text:p>~b(x,*y*)</text:p>
          </table:table-cell>
          <table:table-cell office:value-type="string">
            <text:p>Total Cents of ratio</text:p>
          </table:table-cell>
          <table:table-cell office:value-type="string">
            <text:p>Cents – 12ETHS</text:p>
          </table:table-cell>
          <table:table-cell office:value-type="string">
            <text:p>Cents to Pitch Bend Units</text:p>
          </table:table-cell>
        </table:table-row>
        <table:table-row table:style-name="ro1">
          <table:table-cell table:number-columns-repeated="3"/>
          <table:table-cell table:formula="of:=SUM([.H2];-[.E2]*128)" office:value-type="float" office:value="0">
            <text:p>#DIV/0!</text:p>
          </table:table-cell>
          <table:table-cell table:formula="of:=ROUNDDOWN([.H2]/128)" office:value-type="float" office:value="0">
            <text:p>#DIV/0!</text:p>
          </table:table-cell>
          <table:table-cell table:formula="of:=LOG([.A2]/[.B2];2)*1200" office:value-type="float" office:value="0">
            <text:p>#DIV/0!</text:p>
          </table:table-cell>
          <table:table-cell table:formula="of:=SUM([.F2];-[.C2]*100)" office:value-type="float" office:value="0">
            <text:p>#DIV/0!</text:p>
          </table:table-cell>
          <table:table-cell table:formula="of:=ROUND(8192+(81.92*[.G2]))" office:value-type="float" office:value="0">
            <text:p>#DIV/0!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SUM([.H3];-[.E3]*128)" office:value-type="float" office:value="12">
            <text:p>12</text:p>
          </table:table-cell>
          <table:table-cell table:formula="of:=ROUNDDOWN([.H3]/128)" office:value-type="float" office:value="34">
            <text:p>34</text:p>
          </table:table-cell>
          <table:table-cell table:formula="of:=LOG([.A3]/[.B3];2)*1200" office:value-type="float" office:value="53.2729432301441">
            <text:p>53.2729432301</text:p>
          </table:table-cell>
          <table:table-cell table:formula="of:=SUM([.F3];-[.C3]*100)" office:value-type="float" office:value="-46.7270567698559">
            <text:p>-46.7270567699</text:p>
          </table:table-cell>
          <table:table-cell table:formula="of:=ROUND(8192+(81.92*[.G3]))" office:value-type="float" office:value="4364">
            <text:p>436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table:formula="of:=SUM([.H4];-[.E4]*128)" office:value-type="float" office:value="95">
            <text:p>95</text:p>
          </table:table-cell>
          <table:table-cell table:formula="of:=ROUNDDOWN([.H4]/128)" office:value-type="float" office:value="57">
            <text:p>57</text:p>
          </table:table-cell>
          <table:table-cell table:formula="of:=LOG([.A4]/[.B4];2)*1200" office:value-type="float" office:value="90.2249956730631">
            <text:p>90.2249956731</text:p>
          </table:table-cell>
          <table:table-cell table:formula="of:=SUM([.F4];-[.C4]*100)" office:value-type="float" office:value="-9.77500432693694">
            <text:p>-9.7750043269</text:p>
          </table:table-cell>
          <table:table-cell table:formula="of:=ROUND(8192+(81.92*[.G4]))" office:value-type="float" office:value="7391">
            <text:p>739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SUM([.H5];-[.E5]*128)" office:value-type="float" office:value="22">
            <text:p>22</text:p>
          </table:table-cell>
          <table:table-cell table:formula="of:=ROUNDDOWN([.H5]/128)" office:value-type="float" office:value="67">
            <text:p>67</text:p>
          </table:table-cell>
          <table:table-cell table:formula="of:=LOG([.A5]/[.B5];2)*1200" office:value-type="float" office:value="104.955409500407">
            <text:p>104.9554095004</text:p>
          </table:table-cell>
          <table:table-cell table:formula="of:=SUM([.F5];-[.C5]*100)" office:value-type="float" office:value="4.95540950040729">
            <text:p>4.9554095004</text:p>
          </table:table-cell>
          <table:table-cell table:formula="of:=ROUND(8192+(81.92*[.G5]))" office:value-type="float" office:value="8598">
            <text:p>859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SUM([.H6];-[.E6]*128)" office:value-type="float" office:value="65">
            <text:p>65</text:p>
          </table:table-cell>
          <table:table-cell table:formula="of:=ROUNDDOWN([.H6]/128)" office:value-type="float" office:value="71">
            <text:p>71</text:p>
          </table:table-cell>
          <table:table-cell table:formula="of:=LOG([.A6]/[.B6];2)*1200" office:value-type="float" office:value="111.731285269778">
            <text:p>111.7312852698</text:p>
          </table:table-cell>
          <table:table-cell table:formula="of:=SUM([.F6];-[.C6]*100)" office:value-type="float" office:value="11.7312852697778">
            <text:p>11.7312852698</text:p>
          </table:table-cell>
          <table:table-cell table:formula="of:=ROUND(8192+(81.92*[.G6]))" office:value-type="float" office:value="9153">
            <text:p>915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SUM([.H7];-[.E7]*128)" office:value-type="float" office:value="57">
            <text:p>57</text:p>
          </table:table-cell>
          <table:table-cell table:formula="of:=ROUNDDOWN([.H7]/128)" office:value-type="float" office:value="76">
            <text:p>76</text:p>
          </table:table-cell>
          <table:table-cell table:formula="of:=LOG([.A7]/[.B7];2)*1200" office:value-type="float" office:value="119.442808261097">
            <text:p>119.4428082611</text:p>
          </table:table-cell>
          <table:table-cell table:formula="of:=SUM([.F7];-[.C7]*100)" office:value-type="float" office:value="19.4428082610973">
            <text:p>19.4428082611</text:p>
          </table:table-cell>
          <table:table-cell table:formula="of:=ROUND(8192+(81.92*[.G7]))" office:value-type="float" office:value="9785">
            <text:p>978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SUM([.H8];-[.E8]*128)" office:value-type="float" office:value="52">
            <text:p>52</text:p>
          </table:table-cell>
          <table:table-cell table:formula="of:=ROUNDDOWN([.H8]/128)" office:value-type="float" office:value="32">
            <text:p>32</text:p>
          </table:table-cell>
          <table:table-cell table:formula="of:=LOG([.A8]/[.B8];2)*1200" office:value-type="float" office:value="150.637058500631">
            <text:p>150.6370585006</text:p>
          </table:table-cell>
          <table:table-cell table:formula="of:=SUM([.F8];-[.C8]*100)" office:value-type="float" office:value="-49.3629414993694">
            <text:p>-49.3629414994</text:p>
          </table:table-cell>
          <table:table-cell table:formula="of:=ROUND(8192+(81.92*[.G8]))" office:value-type="float" office:value="4148">
            <text:p>41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SUM([.H9];-[.E9]*128)" office:value-type="float" office:value="95">
            <text:p>95</text:p>
          </table:table-cell>
          <table:table-cell table:formula="of:=ROUNDDOWN([.H9]/128)" office:value-type="float" office:value="52">
            <text:p>52</text:p>
          </table:table-cell>
          <table:table-cell table:formula="of:=LOG([.A9]/[.B9];2)*1200" office:value-type="float" office:value="182.40371213406">
            <text:p>182.4037121341</text:p>
          </table:table-cell>
          <table:table-cell table:formula="of:=SUM([.F9];-[.C9]*100)" office:value-type="float" office:value="-17.5962878659399">
            <text:p>-17.5962878659</text:p>
          </table:table-cell>
          <table:table-cell table:formula="of:=ROUND(8192+(81.92*[.G9]))" office:value-type="float" office:value="6751">
            <text:p>675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SUM([.H10];-[.E10]*128)" office:value-type="float" office:value="64">
            <text:p>64</text:p>
          </table:table-cell>
          <table:table-cell table:formula="of:=ROUNDDOWN([.H10]/128)" office:value-type="float" office:value="66">
            <text:p>66</text:p>
          </table:table-cell>
          <table:table-cell table:formula="of:=LOG([.A10]/[.B10];2)*1200" office:value-type="float" office:value="203.910001730775">
            <text:p>203.9100017308</text:p>
          </table:table-cell>
          <table:table-cell table:formula="of:=SUM([.F10];-[.C10]*100)" office:value-type="float" office:value="3.91000173077484">
            <text:p>3.9100017308</text:p>
          </table:table-cell>
          <table:table-cell table:formula="of:=ROUND(8192+(81.92*[.G10]))" office:value-type="float" office:value="8512">
            <text:p>85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H11];-[.E11]*128)" office:value-type="float" office:value="122">
            <text:p>122</text:p>
          </table:table-cell>
          <table:table-cell table:formula="of:=ROUNDDOWN([.H11]/128)" office:value-type="float" office:value="83">
            <text:p>83</text:p>
          </table:table-cell>
          <table:table-cell table:formula="of:=LOG([.A11]/[.B11];2)*1200" office:value-type="float" office:value="231.174093530875">
            <text:p>231.1740935309</text:p>
          </table:table-cell>
          <table:table-cell table:formula="of:=SUM([.F11];-[.C11]*100)" office:value-type="float" office:value="31.174093530875">
            <text:p>31.1740935309</text:p>
          </table:table-cell>
          <table:table-cell table:formula="of:=ROUND(8192+(81.92*[.G11]))" office:value-type="float" office:value="10746">
            <text:p>1074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H12];-[.E12]*128)" office:value-type="float" office:value="102">
            <text:p>102</text:p>
          </table:table-cell>
          <table:table-cell table:formula="of:=ROUNDDOWN([.H12]/128)" office:value-type="float" office:value="42">
            <text:p>42</text:p>
          </table:table-cell>
          <table:table-cell table:formula="of:=LOG([.A12]/[.B12];2)*1200" office:value-type="float" office:value="266.870905603738">
            <text:p>266.8709056037</text:p>
          </table:table-cell>
          <table:table-cell table:formula="of:=SUM([.F12];-[.C12]*100)" office:value-type="float" office:value="-33.1290943962624">
            <text:p>-33.1290943963</text:p>
          </table:table-cell>
          <table:table-cell table:formula="of:=ROUND(8192+(81.92*[.G12]))" office:value-type="float" office:value="5478">
            <text:p>547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SUM([.H13];-[.E13]*128)" office:value-type="float" office:value="32">
            <text:p>32</text:p>
          </table:table-cell>
          <table:table-cell table:formula="of:=ROUNDDOWN([.H13]/128)" office:value-type="float" office:value="60">
            <text:p>60</text:p>
          </table:table-cell>
          <table:table-cell table:formula="of:=LOG([.A13]/[.B13];2)*1200" office:value-type="float" office:value="294.134997403838">
            <text:p>294.1349974038</text:p>
          </table:table-cell>
          <table:table-cell table:formula="of:=SUM([.F13];-[.C13]*100)" office:value-type="float" office:value="-5.86500259616236">
            <text:p>-5.8650025962</text:p>
          </table:table-cell>
          <table:table-cell table:formula="of:=ROUND(8192+(81.92*[.G13]))" office:value-type="float" office:value="7712">
            <text:p>77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formula="of:=SUM([.H14];-[.E14]*128)" office:value-type="float" office:value="52">
            <text:p>52</text:p>
          </table:table-cell>
          <table:table-cell table:formula="of:=ROUNDDOWN([.H14]/128)" office:value-type="float" office:value="62">
            <text:p>62</text:p>
          </table:table-cell>
          <table:table-cell table:formula="of:=LOG([.A14]/[.B14];2)*1200" office:value-type="float" office:value="297.513016132303">
            <text:p>297.5130161323</text:p>
          </table:table-cell>
          <table:table-cell table:formula="of:=SUM([.F14];-[.C14]*100)" office:value-type="float" office:value="-2.4869838676974">
            <text:p>-2.4869838677</text:p>
          </table:table-cell>
          <table:table-cell table:formula="of:=ROUND(8192+(81.92*[.G14]))" office:value-type="float" office:value="7988">
            <text:p>79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H15];-[.E15]*128)" office:value-type="float" office:value="1">
            <text:p>1</text:p>
          </table:table-cell>
          <table:table-cell table:formula="of:=ROUNDDOWN([.H15]/128)" office:value-type="float" office:value="74">
            <text:p>74</text:p>
          </table:table-cell>
          <table:table-cell table:formula="of:=LOG([.A15]/[.B15];2)*1200" office:value-type="float" office:value="315.641287000553">
            <text:p>315.6412870006</text:p>
          </table:table-cell>
          <table:table-cell table:formula="of:=SUM([.F15];-[.C15]*100)" office:value-type="float" office:value="15.6412870005526">
            <text:p>15.6412870006</text:p>
          </table:table-cell>
          <table:table-cell table:formula="of:=ROUND(8192+(81.92*[.G15]))" office:value-type="float" office:value="9473">
            <text:p>947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SUM([.H16];-[.E16]*128)" office:value-type="float" office:value="31">
            <text:p>31</text:p>
          </table:table-cell>
          <table:table-cell table:formula="of:=ROUNDDOWN([.H16]/128)" office:value-type="float" office:value="55">
            <text:p>55</text:p>
          </table:table-cell>
          <table:table-cell table:formula="of:=LOG([.A16]/[.B16];2)*1200" office:value-type="float" office:value="386.313713864835">
            <text:p>386.3137138648</text:p>
          </table:table-cell>
          <table:table-cell table:formula="of:=SUM([.F16];-[.C16]*100)" office:value-type="float" office:value="-13.6862861351652">
            <text:p>-13.6862861352</text:p>
          </table:table-cell>
          <table:table-cell table:formula="of:=ROUND(8192+(81.92*[.G16]))" office:value-type="float" office:value="7071">
            <text:p>707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table:formula="of:=SUM([.H17];-[.E17]*128)" office:value-type="float" office:value="1">
            <text:p>1</text:p>
          </table:table-cell>
          <table:table-cell table:formula="of:=ROUNDDOWN([.H17]/128)" office:value-type="float" office:value="69">
            <text:p>69</text:p>
          </table:table-cell>
          <table:table-cell table:formula="of:=LOG([.A17]/[.B17];2)*1200" office:value-type="float" office:value="407.82000346155">
            <text:p>407.8200034616</text:p>
          </table:table-cell>
          <table:table-cell table:formula="of:=SUM([.F17];-[.C17]*100)" office:value-type="float" office:value="7.82000346154968">
            <text:p>7.8200034615</text:p>
          </table:table-cell>
          <table:table-cell table:formula="of:=ROUND(8192+(81.92*[.G17]))" office:value-type="float" office:value="8833">
            <text:p>88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SUM([.H18];-[.E18]*128)" office:value-type="float" office:value="58">
            <text:p>58</text:p>
          </table:table-cell>
          <table:table-cell table:formula="of:=ROUNDDOWN([.H18]/128)" office:value-type="float" office:value="86">
            <text:p>86</text:p>
          </table:table-cell>
          <table:table-cell table:formula="of:=LOG([.A18]/[.B18];2)*1200" office:value-type="float" office:value="435.08409526165">
            <text:p>435.0840952617</text:p>
          </table:table-cell>
          <table:table-cell table:formula="of:=SUM([.F18];-[.C18]*100)" office:value-type="float" office:value="35.0840952616501">
            <text:p>35.0840952617</text:p>
          </table:table-cell>
          <table:table-cell table:formula="of:=ROUND(8192+(81.92*[.G18]))" office:value-type="float" office:value="11066">
            <text:p>1106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SUM([.H19];-[.E19]*128)" office:value-type="float" office:value="38">
            <text:p>38</text:p>
          </table:table-cell>
          <table:table-cell table:formula="of:=ROUNDDOWN([.H19]/128)" office:value-type="float" office:value="45">
            <text:p>45</text:p>
          </table:table-cell>
          <table:table-cell table:formula="of:=LOG([.A19]/[.B19];2)*1200" office:value-type="float" office:value="470.780907334512">
            <text:p>470.7809073345</text:p>
          </table:table-cell>
          <table:table-cell table:formula="of:=SUM([.F19];-[.C19]*100)" office:value-type="float" office:value="-29.2190926654876">
            <text:p>-29.2190926655</text:p>
          </table:table-cell>
          <table:table-cell table:formula="of:=ROUND(8192+(81.92*[.G19]))" office:value-type="float" office:value="5798">
            <text:p>579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H20];-[.E20]*128)" office:value-type="float" office:value="96">
            <text:p>96</text:p>
          </table:table-cell>
          <table:table-cell table:formula="of:=ROUNDDOWN([.H20]/128)" office:value-type="float" office:value="62">
            <text:p>62</text:p>
          </table:table-cell>
          <table:table-cell table:formula="of:=LOG([.A20]/[.B20];2)*1200" office:value-type="float" office:value="498.044999134612">
            <text:p>498.0449991346</text:p>
          </table:table-cell>
          <table:table-cell table:formula="of:=SUM([.F20];-[.C20]*100)" office:value-type="float" office:value="-1.95500086538755">
            <text:p>-1.9550008654</text:p>
          </table:table-cell>
          <table:table-cell table:formula="of:=ROUND(8192+(81.92*[.G20]))" office:value-type="float" office:value="8032">
            <text:p>80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([.H21];-[.E21]*128)" office:value-type="float" office:value="96">
            <text:p>96</text:p>
          </table:table-cell>
          <table:table-cell table:formula="of:=ROUNDDOWN([.H21]/128)" office:value-type="float" office:value="62">
            <text:p>62</text:p>
          </table:table-cell>
          <table:table-cell table:formula="of:=LOG([.A21]/[.B21];2)*1200" office:value-type="float" office:value="498.044999134612">
            <text:p>498.0449991346</text:p>
          </table:table-cell>
          <table:table-cell table:formula="of:=SUM([.F21];-[.C21]*100)" office:value-type="float" office:value="-1.95500086538755">
            <text:p>-1.9550008654</text:p>
          </table:table-cell>
          <table:table-cell table:formula="of:=ROUND(8192+(81.92*[.G21]))" office:value-type="float" office:value="8032">
            <text:p>803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SUM([.H22];-[.E22]*128)" office:value-type="float" office:value="66">
            <text:p>66</text:p>
          </table:table-cell>
          <table:table-cell table:formula="of:=ROUNDDOWN([.H22]/128)" office:value-type="float" office:value="76">
            <text:p>76</text:p>
          </table:table-cell>
          <table:table-cell table:formula="of:=LOG([.A22]/[.B22];2)*1200" office:value-type="float" office:value="519.551288731328">
            <text:p>519.5512887313</text:p>
          </table:table-cell>
          <table:table-cell table:formula="of:=SUM([.F22];-[.C22]*100)" office:value-type="float" office:value="19.5512887313275">
            <text:p>19.5512887313</text:p>
          </table:table-cell>
          <table:table-cell table:formula="of:=ROUND(8192+(81.92*[.G22]))" office:value-type="float" office:value="9794">
            <text:p>979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H23];-[.E23]*128)" office:value-type="float" office:value="108">
            <text:p>108</text:p>
          </table:table-cell>
          <table:table-cell table:formula="of:=ROUNDDOWN([.H23]/128)" office:value-type="float" office:value="32">
            <text:p>32</text:p>
          </table:table-cell>
          <table:table-cell table:formula="of:=LOG([.A23]/[.B23];2)*1200" office:value-type="float" office:value="551.317942364757">
            <text:p>551.3179423648</text:p>
          </table:table-cell>
          <table:table-cell table:formula="of:=SUM([.F23];-[.C23]*100)" office:value-type="float" office:value="-48.6820576352433">
            <text:p>-48.6820576352</text:p>
          </table:table-cell>
          <table:table-cell table:formula="of:=ROUND(8192+(81.92*[.G23]))" office:value-type="float" office:value="4204">
            <text:p>42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SUM([.H24];-[.E24]*128)" office:value-type="float" office:value="103">
            <text:p>103</text:p>
          </table:table-cell>
          <table:table-cell table:formula="of:=ROUNDDOWN([.H24]/128)" office:value-type="float" office:value="52">
            <text:p>52</text:p>
          </table:table-cell>
          <table:table-cell table:formula="of:=LOG([.A24]/[.B24];2)*1200" office:value-type="float" office:value="582.51219260429">
            <text:p>582.5121926043</text:p>
          </table:table-cell>
          <table:table-cell table:formula="of:=SUM([.F24];-[.C24]*100)" office:value-type="float" office:value="-17.48780739571">
            <text:p>-17.4878073957</text:p>
          </table:table-cell>
          <table:table-cell table:formula="of:=ROUND(8192+(81.92*[.G24]))" office:value-type="float" office:value="6759">
            <text:p>675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formula="of:=SUM([.H25];-[.E25]*128)" office:value-type="float" office:value="95">
            <text:p>95</text:p>
          </table:table-cell>
          <table:table-cell table:formula="of:=ROUNDDOWN([.H25]/128)" office:value-type="float" office:value="57">
            <text:p>57</text:p>
          </table:table-cell>
          <table:table-cell table:formula="of:=LOG([.A25]/[.B25];2)*1200" office:value-type="float" office:value="590.22371559561">
            <text:p>590.2237155956</text:p>
          </table:table-cell>
          <table:table-cell table:formula="of:=SUM([.F25];-[.C25]*100)" office:value-type="float" office:value="-9.77628440439037">
            <text:p>-9.7762844044</text:p>
          </table:table-cell>
          <table:table-cell table:formula="of:=ROUND(8192+(81.92*[.G25]))" office:value-type="float" office:value="7391">
            <text:p>739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table:formula="of:=SUM([.H26];-[.E26]*128)" office:value-type="float" office:value="33">
            <text:p>33</text:p>
          </table:table-cell>
          <table:table-cell table:formula="of:=ROUNDDOWN([.H26]/128)" office:value-type="float" office:value="70">
            <text:p>70</text:p>
          </table:table-cell>
          <table:table-cell table:formula="of:=LOG([.A26]/[.B26];2)*1200" office:value-type="float" office:value="609.77628440439">
            <text:p>609.7762844044</text:p>
          </table:table-cell>
          <table:table-cell table:formula="of:=SUM([.F26];-[.C26]*100)" office:value-type="float" office:value="9.77628440439037">
            <text:p>9.7762844044</text:p>
          </table:table-cell>
          <table:table-cell table:formula="of:=ROUND(8192+(81.92*[.G26]))" office:value-type="float" office:value="8993">
            <text:p>899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SUM([.H27];-[.E27]*128)" office:value-type="float" office:value="25">
            <text:p>25</text:p>
          </table:table-cell>
          <table:table-cell table:formula="of:=ROUNDDOWN([.H27]/128)" office:value-type="float" office:value="75">
            <text:p>75</text:p>
          </table:table-cell>
          <table:table-cell table:formula="of:=LOG([.A27]/[.B27];2)*1200" office:value-type="float" office:value="617.48780739571">
            <text:p>617.4878073957</text:p>
          </table:table-cell>
          <table:table-cell table:formula="of:=SUM([.F27];-[.C27]*100)" office:value-type="float" office:value="17.4878073957099">
            <text:p>17.4878073957</text:p>
          </table:table-cell>
          <table:table-cell table:formula="of:=ROUND(8192+(81.92*[.G27]))" office:value-type="float" office:value="9625">
            <text:p>962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SUM([.H28];-[.E28]*128)" office:value-type="float" office:value="12">
            <text:p>12</text:p>
          </table:table-cell>
          <table:table-cell table:formula="of:=ROUNDDOWN([.H28]/128)" office:value-type="float" office:value="82">
            <text:p>82</text:p>
          </table:table-cell>
          <table:table-cell table:formula="of:=LOG([.A28]/[.B28];2)*1200" office:value-type="float" office:value="628.274347268416">
            <text:p>628.2743472684</text:p>
          </table:table-cell>
          <table:table-cell table:formula="of:=SUM([.F28];-[.C28]*100)" office:value-type="float" office:value="28.2743472684156">
            <text:p>28.2743472684</text:p>
          </table:table-cell>
          <table:table-cell table:formula="of:=ROUND(8192+(81.92*[.G28]))" office:value-type="float" office:value="10508">
            <text:p>1050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table:formula="of:=SUM([.H29];-[.E29]*128)" office:value-type="float" office:value="62">
            <text:p>62</text:p>
          </table:table-cell>
          <table:table-cell table:formula="of:=ROUNDDOWN([.H29]/128)" office:value-type="float" office:value="51">
            <text:p>51</text:p>
          </table:table-cell>
          <table:table-cell table:formula="of:=LOG([.A29]/[.B29];2)*1200" office:value-type="float" office:value="680.448711268673">
            <text:p>680.4487112687</text:p>
          </table:table-cell>
          <table:table-cell table:formula="of:=SUM([.F29];-[.C29]*100)" office:value-type="float" office:value="-19.5512887313275">
            <text:p>-19.5512887313</text:p>
          </table:table-cell>
          <table:table-cell table:formula="of:=ROUND(8192+(81.92*[.G29]))" office:value-type="float" office:value="6590">
            <text:p>65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H30];-[.E30]*128)" office:value-type="float" office:value="32">
            <text:p>32</text:p>
          </table:table-cell>
          <table:table-cell table:formula="of:=ROUNDDOWN([.H30]/128)" office:value-type="float" office:value="65">
            <text:p>65</text:p>
          </table:table-cell>
          <table:table-cell table:formula="of:=LOG([.A30]/[.B30];2)*1200" office:value-type="float" office:value="701.955000865388">
            <text:p>701.9550008654</text:p>
          </table:table-cell>
          <table:table-cell table:formula="of:=SUM([.F30];-[.C30]*100)" office:value-type="float" office:value="1.95500086538743">
            <text:p>1.9550008654</text:p>
          </table:table-cell>
          <table:table-cell table:formula="of:=ROUND(8192+(81.92*[.G30]))" office:value-type="float" office:value="8352">
            <text:p>835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SUM([.H31];-[.E31]*128)" office:value-type="float" office:value="62">
            <text:p>62</text:p>
          </table:table-cell>
          <table:table-cell table:formula="of:=ROUNDDOWN([.H31]/128)" office:value-type="float" office:value="46">
            <text:p>46</text:p>
          </table:table-cell>
          <table:table-cell table:formula="of:=LOG([.A31]/[.B31];2)*1200" office:value-type="float" office:value="772.62742772967">
            <text:p>772.6274277297</text:p>
          </table:table-cell>
          <table:table-cell table:formula="of:=SUM([.F31];-[.C31]*100)" office:value-type="float" office:value="-27.3725722703303">
            <text:p>-27.3725722703</text:p>
          </table:table-cell>
          <table:table-cell table:formula="of:=ROUND(8192+(81.92*[.G31]))" office:value-type="float" office:value="5950">
            <text:p>595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SUM([.H32];-[.E32]*128)" office:value-type="float" office:value="97">
            <text:p>97</text:p>
          </table:table-cell>
          <table:table-cell table:formula="of:=ROUNDDOWN([.H32]/128)" office:value-type="float" office:value="72">
            <text:p>72</text:p>
          </table:table-cell>
          <table:table-cell table:formula="of:=LOG([.A32]/[.B32];2)*1200" office:value-type="float" office:value="813.686286135165">
            <text:p>813.6862861352</text:p>
          </table:table-cell>
          <table:table-cell table:formula="of:=SUM([.F32];-[.C32]*100)" office:value-type="float" office:value="13.6862861351653">
            <text:p>13.6862861352</text:p>
          </table:table-cell>
          <table:table-cell table:formula="of:=ROUND(8192+(81.92*[.G32]))" office:value-type="float" office:value="9313">
            <text:p>931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SUM([.H33];-[.E33]*128)" office:value-type="float" office:value="120">
            <text:p>120</text:p>
          </table:table-cell>
          <table:table-cell table:formula="of:=ROUNDDOWN([.H33]/128)" office:value-type="float" office:value="25">
            <text:p>25</text:p>
          </table:table-cell>
          <table:table-cell table:formula="of:=LOG([.A33]/[.B33];2)*1200" office:value-type="float" office:value="840.527661769311">
            <text:p>840.5276617693</text:p>
          </table:table-cell>
          <table:table-cell table:formula="of:=SUM([.F33];-[.C33]*100)" office:value-type="float" office:value="-59.4723382306894">
            <text:p>-59.4723382307</text:p>
          </table:table-cell>
          <table:table-cell table:formula="of:=ROUND(8192+(81.92*[.G33]))" office:value-type="float" office:value="3320">
            <text:p>33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H34];-[.E34]*128)" office:value-type="float" office:value="127">
            <text:p>127</text:p>
          </table:table-cell>
          <table:table-cell table:formula="of:=ROUNDDOWN([.H34]/128)" office:value-type="float" office:value="53">
            <text:p>53</text:p>
          </table:table-cell>
          <table:table-cell table:formula="of:=LOG([.A34]/[.B34];2)*1200" office:value-type="float" office:value="884.358712999448">
            <text:p>884.3587129994</text:p>
          </table:table-cell>
          <table:table-cell table:formula="of:=SUM([.F34];-[.C34]*100)" office:value-type="float" office:value="-15.6412870005526">
            <text:p>-15.6412870006</text:p>
          </table:table-cell>
          <table:table-cell table:formula="of:=ROUND(8192+(81.92*[.G34]))" office:value-type="float" office:value="6911">
            <text:p>691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SUM([.H35];-[.E35]*128)" office:value-type="float" office:value="96">
            <text:p>96</text:p>
          </table:table-cell>
          <table:table-cell table:formula="of:=ROUNDDOWN([.H35]/128)" office:value-type="float" office:value="67">
            <text:p>67</text:p>
          </table:table-cell>
          <table:table-cell table:formula="of:=LOG([.A35]/[.B35];2)*1200" office:value-type="float" office:value="905.865002596162">
            <text:p>905.8650025962</text:p>
          </table:table-cell>
          <table:table-cell table:formula="of:=SUM([.F35];-[.C35]*100)" office:value-type="float" office:value="5.8650025961623">
            <text:p>5.8650025962</text:p>
          </table:table-cell>
          <table:table-cell table:formula="of:=ROUND(8192+(81.92*[.G35]))" office:value-type="float" office:value="8672">
            <text:p>867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SUM([.H36];-[.E36]*128)" office:value-type="float" office:value="26">
            <text:p>26</text:p>
          </table:table-cell>
          <table:table-cell table:formula="of:=ROUNDDOWN([.H36]/128)" office:value-type="float" office:value="85">
            <text:p>85</text:p>
          </table:table-cell>
          <table:table-cell table:formula="of:=LOG([.A36]/[.B36];2)*1200" office:value-type="float" office:value="933.129094396262">
            <text:p>933.1290943963</text:p>
          </table:table-cell>
          <table:table-cell table:formula="of:=SUM([.F36];-[.C36]*100)" office:value-type="float" office:value="33.1290943962623">
            <text:p>33.1290943963</text:p>
          </table:table-cell>
          <table:table-cell table:formula="of:=ROUND(8192+(81.92*[.G36]))" office:value-type="float" office:value="10906">
            <text:p>1090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SUM([.H37];-[.E37]*128)" office:value-type="float" office:value="6">
            <text:p>6</text:p>
          </table:table-cell>
          <table:table-cell table:formula="of:=ROUNDDOWN([.H37]/128)" office:value-type="float" office:value="44">
            <text:p>44</text:p>
          </table:table-cell>
          <table:table-cell table:formula="of:=LOG([.A37]/[.B37];2)*1200" office:value-type="float" office:value="968.825906469125">
            <text:p>968.8259064691</text:p>
          </table:table-cell>
          <table:table-cell table:formula="of:=SUM([.F37];-[.C37]*100)" office:value-type="float" office:value="-31.1740935308751">
            <text:p>-31.1740935309</text:p>
          </table:table-cell>
          <table:table-cell table:formula="of:=ROUND(8192+(81.92*[.G37]))" office:value-type="float" office:value="5638">
            <text:p>563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SUM([.H38];-[.E38]*128)" office:value-type="float" office:value="64">
            <text:p>64</text:p>
          </table:table-cell>
          <table:table-cell table:formula="of:=ROUNDDOWN([.H38]/128)" office:value-type="float" office:value="61">
            <text:p>61</text:p>
          </table:table-cell>
          <table:table-cell table:formula="of:=LOG([.A38]/[.B38];2)*1200" office:value-type="float" office:value="996.089998269225">
            <text:p>996.0899982692</text:p>
          </table:table-cell>
          <table:table-cell table:formula="of:=SUM([.F38];-[.C38]*100)" office:value-type="float" office:value="-3.91000173077487">
            <text:p>-3.9100017308</text:p>
          </table:table-cell>
          <table:table-cell table:formula="of:=ROUND(8192+(81.92*[.G38]))" office:value-type="float" office:value="7872">
            <text:p>787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table:formula="of:=SUM([.H39];-[.E39]*128)" office:value-type="float" office:value="84">
            <text:p>84</text:p>
          </table:table-cell>
          <table:table-cell table:formula="of:=ROUNDDOWN([.H39]/128)" office:value-type="float" office:value="63">
            <text:p>63</text:p>
          </table:table-cell>
          <table:table-cell table:formula="of:=LOG([.A39]/[.B39];2)*1200" office:value-type="float" office:value="999.46801699769">
            <text:p>999.4680169977</text:p>
          </table:table-cell>
          <table:table-cell table:formula="of:=SUM([.F39];-[.C39]*100)" office:value-type="float" office:value="-0.531983002309971">
            <text:p>-0.5319830023</text:p>
          </table:table-cell>
          <table:table-cell table:formula="of:=ROUND(8192+(81.92*[.G39]))" office:value-type="float" office:value="8148">
            <text:p>81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SUM([.H40];-[.E40]*128)" office:value-type="float" office:value="33">
            <text:p>33</text:p>
          </table:table-cell>
          <table:table-cell table:formula="of:=ROUNDDOWN([.H40]/128)" office:value-type="float" office:value="75">
            <text:p>75</text:p>
          </table:table-cell>
          <table:table-cell table:formula="of:=LOG([.A40]/[.B40];2)*1200" office:value-type="float" office:value="1017.59628786594">
            <text:p>1017.5962878659</text:p>
          </table:table-cell>
          <table:table-cell table:formula="of:=SUM([.F40];-[.C40]*100)" office:value-type="float" office:value="17.5962878659401">
            <text:p>17.5962878659</text:p>
          </table:table-cell>
          <table:table-cell table:formula="of:=ROUND(8192+(81.92*[.G40]))" office:value-type="float" office:value="9633">
            <text:p>963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SUM([.H41];-[.E41]*128)" office:value-type="float" office:value="119">
            <text:p>119</text:p>
          </table:table-cell>
          <table:table-cell table:formula="of:=ROUNDDOWN([.H41]/128)" office:value-type="float" office:value="82">
            <text:p>82</text:p>
          </table:table-cell>
          <table:table-cell table:formula="of:=LOG([.A41]/[.B41];2)*1200" office:value-type="float" office:value="1029.57719415309">
            <text:p>1029.5771941531</text:p>
          </table:table-cell>
          <table:table-cell table:formula="of:=SUM([.F41];-[.C41]*100)" office:value-type="float" office:value="29.5771941530866">
            <text:p>29.5771941531</text:p>
          </table:table-cell>
          <table:table-cell table:formula="of:=ROUND(8192+(81.92*[.G41]))" office:value-type="float" office:value="10615">
            <text:p>106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SUM([.H42];-[.E42]*128)" office:value-type="float" office:value="63">
            <text:p>63</text:p>
          </table:table-cell>
          <table:table-cell table:formula="of:=ROUNDDOWN([.H42]/128)" office:value-type="float" office:value="56">
            <text:p>56</text:p>
          </table:table-cell>
          <table:table-cell table:formula="of:=LOG([.A42]/[.B42];2)*1200" office:value-type="float" office:value="1088.26871473022">
            <text:p>1088.2687147302</text:p>
          </table:table-cell>
          <table:table-cell table:formula="of:=SUM([.F42];-[.C42]*100)" office:value-type="float" office:value="-11.7312852697778">
            <text:p>-11.7312852698</text:p>
          </table:table-cell>
          <table:table-cell table:formula="of:=ROUND(8192+(81.92*[.G42]))" office:value-type="float" office:value="7231">
            <text:p>723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28">
            <text:p>128</text:p>
          </table:table-cell>
          <table:table-cell office:value-type="float" office:value="11">
            <text:p>11</text:p>
          </table:table-cell>
          <table:table-cell table:formula="of:=SUM([.H43];-[.E43]*128)" office:value-type="float" office:value="33">
            <text:p>33</text:p>
          </table:table-cell>
          <table:table-cell table:formula="of:=ROUNDDOWN([.H43]/128)" office:value-type="float" office:value="70">
            <text:p>70</text:p>
          </table:table-cell>
          <table:table-cell table:formula="of:=LOG([.A43]/[.B43];2)*1200" office:value-type="float" office:value="1109.77500432694">
            <text:p>1109.7750043269</text:p>
          </table:table-cell>
          <table:table-cell table:formula="of:=SUM([.F43];-[.C43]*100)" office:value-type="float" office:value="9.77500432693705">
            <text:p>9.7750043269</text:p>
          </table:table-cell>
          <table:table-cell table:formula="of:=ROUND(8192+(81.92*[.G43]))" office:value-type="float" office:value="8993">
            <text:p>899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SUM([.H44];-[.E44]*128)" office:value-type="float" office:value="105">
            <text:p>105</text:p>
          </table:table-cell>
          <table:table-cell table:formula="of:=ROUNDDOWN([.H44]/128)" office:value-type="float" office:value="92">
            <text:p>92</text:p>
          </table:table-cell>
          <table:table-cell table:formula="of:=LOG([.A44]/[.B44];2)*1200" office:value-type="float" office:value="1145.03557246425">
            <text:p>1145.0355724643</text:p>
          </table:table-cell>
          <table:table-cell table:formula="of:=SUM([.F44];-[.C44]*100)" office:value-type="float" office:value="45.0355724642502">
            <text:p>45.0355724643</text:p>
          </table:table-cell>
          <table:table-cell table:formula="of:=ROUND(8192+(81.92*[.G44]))" office:value-type="float" office:value="11881">
            <text:p>1188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H44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1">01/01/2013</text:date>, <text:time>20:1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Meronek</meta:initial-creator>
    <meta:creation-date>2013-01-01T16:46:21.54</meta:creation-date>
    <dc:date>2013-01-01T20:11:19.51</dc:date>
    <dc:creator>Andrew Meronek</dc:creator>
    <meta:editing-duration>PT1H48M55S</meta:editing-duration>
    <meta:editing-cycles>71</meta:editing-cycles>
    <meta:generator>OpenOffice.org/3.4$Win32 OpenOffice.org_project/340m1$Build-9590</meta:generator>
    <meta:document-statistic meta:table-count="3" meta:cell-count="352" meta:object-count="0"/>
  </office:meta>
</office:document-meta>
</file>